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5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 style:data-style-name="N105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1021" table:default-cell-style-name="ce11"/>
        <table:table-row table:style-name="ro1">
          <table:table-cell table:style-name="ce1" office:value-type="string" calcext:value-type="string">
            <text:p>Numero di giri in decelerazione</text:p>
          </table:table-cell>
          <table:table-cell table:style-name="ce15" office:value-type="string" calcext:value-type="string">
            <text:p>Periodo del singolo giro in secondi (± 0,1s)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8" office:value-type="float" office:value="24.6724" calcext:value-type="float">
            <text:p>24,7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8" office:value-type="float" office:value="25.6664" calcext:value-type="float">
            <text:p>25,7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8" office:value-type="float" office:value="26.6007" calcext:value-type="float">
            <text:p>26,6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18" office:value-type="float" office:value="27.993" calcext:value-type="float">
            <text:p>28,0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18" office:value-type="float" office:value="29.246" calcext:value-type="float">
            <text:p>29,2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22" office:value-type="float" office:value="30.7118" calcext:value-type="float">
            <text:p>30,7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6">
          <table:table-cell table:style-name="ce12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2:02:27.84427009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7:48:45.282131470</meta:creation-date>
    <dc:date>2021-06-11T12:13:23.026359061</dc:date>
    <meta:editing-duration>PT35M23S</meta:editing-duration>
    <meta:editing-cycles>7</meta:editing-cycles>
    <meta:generator>LibreOffice/6.0.7.3$Linux_X86_64 LibreOffice_project/00m0$Build-3</meta:generator>
    <meta:document-statistic meta:table-count="1" meta:cell-count="14" meta:object-count="0"/>
  </office:meta>
</office:document-meta>
</file>